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9.3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7.39mm" svg:height="160.3mm" svg:x="167.87mm" svg:y="9.88mm">
            <draw:object draw:notify-on-update-of-ranges="Sheet1.A19:Sheet1.A24 Sheet1.C10:Sheet1.C10 Sheet1.C19:Sheet1.C24 Sheet1.A34:Sheet1.A47 Sheet1.B34:Sheet1.B47 Sheet1.A13:Sheet1.A24 Sheet1.F10:Sheet1.F10 Sheet1.F13:Sheet1.F24 Sheet1.A12:Sheet1.A24 Sheet1.G10:Sheet1.G10 Sheet1.G12:Sheet1.G24 Sheet1.A15:Sheet1.A24 Sheet1.E10:Sheet1.E10 Sheet1.E15:Sheet1.E24 Sheet1.A11:Sheet1.A20 Sheet1.B10:Sheet1.B10 Sheet1.B11:Sheet1.B20 Sheet1.A18:Sheet1.A24 Sheet1.D10:Sheet1.D10 Sheet1.D18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9.3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style-name="ce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style-name="ce2" table:formula="of:=[.$F$29]" office:value-type="float" office:value="460.8" calcext:value-type="float">
            <text:p>460,8</text:p>
          </table:table-cell>
          <table:table-cell table:style-name="ce2" table:formula="of:=[.$F$30]" office:value-type="float" office:value="57.6" calcext:value-type="float">
            <text:p>57,6</text:p>
          </table:table-cell>
          <table:table-cell table:style-name="ce2" table:formula="of:=[.$F$31]" office:value-type="float" office:value="8.22857142857143" calcext:value-type="float">
            <text:p>8,22857142857143</text:p>
          </table:table-cell>
          <table:table-cell table:style-name="ce2" table:formula="of:=[.$F$32]" office:value-type="float" office:value="4.8" calcext:value-type="float">
            <text:p>4,8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formula="of:=256/3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A28]*[.B28]*[.C28]*[.D28]*[.E28]" office:value-type="float" office:value="921.6" calcext:value-type="float">
            <text:p>921,6</text:p>
          </table:table-cell>
          <table:table-cell table:style-name="ce2" office:value-type="string" calcext:value-type="string">
            <text:p>peak 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*[.D28]" office:value-type="float" office:value="460.8" calcext:value-type="float">
            <text:p>460,8</text:p>
          </table:table-cell>
          <table:table-cell table:style-name="ce2" office:value-type="string" calcext:value-type="string">
            <text:p>wo fma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B28]*[.C28]" office:value-type="float" office:value="57.6" calcext:value-type="float">
            <text:p>57,6</text:p>
          </table:table-cell>
          <table:table-cell table:style-name="ce2" office:value-type="string" calcext:value-type="string">
            <text:p>wo simd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F30]/7" office:value-type="float" office:value="8.22857142857143" calcext:value-type="float">
            <text:p>8,22857142857143</text:p>
          </table:table-cell>
          <table:table-cell table:style-name="ce2" office:value-type="string" calcext:value-type="string">
            <text:p>wo ilp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table:formula="of:=[.A28]*[.C28]" office:value-type="float" office:value="4.8" calcext:value-type="float">
            <text:p>4,8</text:p>
          </table:table-cell>
          <table:table-cell table:style-name="ce2" office:value-type="string" calcext:value-type="string">
            <text:p>wo tlp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34]" office:value-type="float" office:value="0.569882202148438" calcext:value-type="float">
            <text:p>0,569882202148438</text:p>
          </table:table-cell>
          <table:table-cell table:number-columns-repeated="5"/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35]" office:value-type="float" office:value="1.13976440429688" calcext:value-type="float">
            <text:p>1,13976440429688</text:p>
          </table:table-cell>
          <table:table-cell table:number-columns-repeated="5"/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36]" office:value-type="float" office:value="2.27952880859375" calcext:value-type="float">
            <text:p>2,27952880859375</text:p>
          </table:table-cell>
          <table:table-cell table:number-columns-repeated="5"/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37]" office:value-type="float" office:value="4.5590576171875" calcext:value-type="float">
            <text:p>4,5590576171875</text:p>
          </table:table-cell>
          <table:table-cell table:number-columns-repeated="5"/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38]" office:value-type="float" office:value="9.118115234375" calcext:value-type="float">
            <text:p>9,118115234375</text:p>
          </table:table-cell>
          <table:table-cell table:number-columns-repeated="5"/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39]" office:value-type="float" office:value="18.23623046875" calcext:value-type="float">
            <text:p>18,23623046875</text:p>
          </table:table-cell>
          <table:table-cell table:number-columns-repeated="5"/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40]" office:value-type="float" office:value="36.4724609375" calcext:value-type="float">
            <text:p>36,4724609375</text:p>
          </table:table-cell>
          <table:table-cell table:number-columns-repeated="5"/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41]" office:value-type="float" office:value="72.944921875" calcext:value-type="float">
            <text:p>72,944921875</text:p>
          </table:table-cell>
          <table:table-cell table:number-columns-repeated="5"/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42]" office:value-type="float" office:value="145.88984375" calcext:value-type="float">
            <text:p>145,88984375</text:p>
          </table:table-cell>
          <table:table-cell table:number-columns-repeated="5"/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43]" office:value-type="float" office:value="291.7796875" calcext:value-type="float">
            <text:p>291,7796875</text:p>
          </table:table-cell>
          <table:table-cell table:number-columns-repeated="5"/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44]" office:value-type="float" office:value="583.559375" calcext:value-type="float">
            <text:p>583,559375</text:p>
          </table:table-cell>
          <table:table-cell table:number-columns-repeated="5"/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45]" office:value-type="float" office:value="1167.11875" calcext:value-type="float">
            <text:p>1167,11875</text:p>
          </table:table-cell>
          <table:table-cell table:number-columns-repeated="5"/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46]" office:value-type="float" office:value="2334.2375" calcext:value-type="float">
            <text:p>2334,2375</text:p>
          </table:table-cell>
          <table:table-cell table:number-columns-repeated="5"/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47]" office:value-type="float" office:value="4668.475" calcext:value-type="float">
            <text:p>4668,47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Size= 3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0.33262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65962" calcext:value-type="float">
            <text:p>65962</text:p>
          </table:table-cell>
          <table:table-cell/>
          <table:table-cell table:formula="of:=[.B52]/([.A52]*64)" office:value-type="float" office:value="1.78623266897747" calcext:value-type="float">
            <text:p>1,7862326689774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ze= 12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19.74792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283" calcext:value-type="float">
            <text:p>1283</text:p>
          </table:table-cell>
          <table:table-cell table:style-name="Default" office:value-type="float" office:value="4230354" calcext:value-type="float">
            <text:p>4230354</text:p>
          </table:table-cell>
          <table:table-cell/>
          <table:table-cell table:formula="of:=[.B56]/([.A56]*64)" office:value-type="float" office:value="51.5193150818394" calcext:value-type="float">
            <text:p>51,519315081839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ze= 10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12494.90742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85016" calcext:value-type="float">
            <text:p>185016</text:p>
          </table:table-cell>
          <table:table-cell table:style-name="Default" office:value-type="float" office:value="3557533125" calcext:value-type="float">
            <text:p>3557533125</text:p>
          </table:table-cell>
          <table:table-cell/>
          <table:table-cell table:formula="of:=[.B60]/([.A60]*64)" office:value-type="float" office:value="300.441340630675" calcext:value-type="float">
            <text:p>300,44134063067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ze= 204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101482.56035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1969383" calcext:value-type="float">
            <text:p>1969383</text:p>
          </table:table-cell>
          <table:table-cell table:style-name="Default" office:value-type="float" office:value="28612902827" calcext:value-type="float">
            <text:p>28612902827</text:p>
          </table:table-cell>
          <table:table-cell/>
          <table:table-cell table:formula="of:=[.B64]/([.A64]*64)" office:value-type="float" office:value="227.013540114785" calcext:value-type="float">
            <text:p>227,0135401147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23:25:50.221275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13T23:38:35.046672900</dc:date>
    <meta:editing-duration>PT17H15M11S</meta:editing-duration>
    <meta:editing-cycles>9</meta:editing-cycles>
    <meta:generator>LibreOffice/6.0.7.3$Linux_X86_64 LibreOffice_project/00m0$Build-3</meta:generator>
    <meta:document-statistic meta:table-count="1" meta:cell-count="1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4cm" svg:height="16.031cm" xlink:href=".." xlink:type="simple" chart:class="chart:scatter" chart:style-name="ch1">
        <chart:title svg:x="12.818cm" svg:y="0.456cm" chart:style-name="ch2">
          <text:p>Roofline Model</text:p>
        </chart:title>
        <chart:plot-area chart:style-name="ch3" table:cell-range-address="Sheet1.A19:Sheet1.A24 Sheet1.B10:Sheet1.D10 Sheet1.C19:Sheet1.C24 Sheet1.B34:Sheet1.B47 Sheet1.E10:Sheet1.G10 Sheet1.F13:Sheet1.F24 Sheet1.G12:Sheet1.G24 Sheet1.E15:Sheet1.E24 Sheet1.B11:Sheet1.B20 Sheet1.D18:Sheet1.D24" chart:data-source-has-labels="row" svg:x="1.729cm" svg:y="1.555cm" svg:width="26.437cm" svg:height="13.031cm">
          <chartooo:coordinate-region svg:x="3.197cm" svg:y="1.754cm" svg:width="24.969cm" svg:height="12.185cm"/>
          <chart:axis chart:dimension="x" chart:name="primary-x" chart:style-name="ch4">
            <chart:title svg:x="13.812cm" svg:y="14.906cm" chart:style-name="ch5">
              <text:p>Flops/byte</text:p>
            </chart:title>
          </chart:axis>
          <chart:axis chart:dimension="y" chart:name="primary-y" chart:style-name="ch6">
            <chart:title svg:x="0.451cm" svg:y="8.87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B34:Sheet1.B47" chart:class="chart:scatter">
            <chart:domain table:cell-range-address="Sheet1.A34:Sheet1.A47"/>
            <chart:data-point chart:repeated="14"/>
          </chart:series>
          <chart:series chart:style-name="ch11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2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3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series chart:style-name="ch14" chart:values-cell-range-address="Sheet1.D18:Sheet1.D24" chart:label-cell-address="Sheet1.D10:Sheet1.D10" chart:class="chart:scatter">
            <chart:domain table:cell-range-address="Sheet1.A18:Sheet1.A24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0625">
                <text:p>0.0625</text:p>
                <draw:g>
                  <svg:desc>Sheet1.A34:Sheet1.A47</svg:desc>
                </draw:g>
              </table:table-cell>
              <table:table-cell office:value-type="float" office:value="0.569882202148438">
                <text:p>0.569882202148438</text:p>
                <draw:g>
                  <svg:desc>Sheet1.B34:Sheet1.B47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8.22857142857143">
                <text:p>8.22857142857143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4.8">
                <text:p>4.8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57.6">
                <text:p>57.6</text:p>
                <draw:g>
                  <svg:desc>Sheet1.E15:Sheet1.E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  <table:table-cell office:value-type="float" office:value="8">
                <text:p>8</text:p>
                <draw:g>
                  <svg:desc>Sheet1.A18:Sheet1.A24</svg:desc>
                </draw:g>
              </table:table-cell>
              <table:table-cell office:value-type="float" office:value="460.8">
                <text:p>460.8</text:p>
                <draw:g>
                  <svg:desc>Sheet1.D18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125">
                <text:p>0.125</text:p>
              </table:table-cell>
              <table:table-cell office:value-type="float" office:value="1.13976440429688">
                <text:p>1.13976440429688</text:p>
              </table:table-cell>
              <table:table-cell office:value-type="float" office:value="0.5">
                <text:p>0.5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57.6">
                <text:p>57.6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16">
                <text:p>16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0.25">
                <text:p>0.25</text:p>
              </table:table-cell>
              <table:table-cell office:value-type="float" office:value="2.27952880859375">
                <text:p>2.27952880859375</text:p>
              </table:table-cell>
              <table:table-cell office:value-type="float" office:value="1">
                <text:p>1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  <table:table-cell office:value-type="float" office:value="57.6">
                <text:p>57.6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32">
                <text:p>32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4.5590576171875">
                <text:p>4.5590576171875</text:p>
              </table:table-cell>
              <table:table-cell office:value-type="float" office:value="2">
                <text:p>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  <table:table-cell office:value-type="float" office:value="57.6">
                <text:p>57.6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64">
                <text:p>64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9.118115234375">
                <text:p>9.118115234375</text:p>
              </table:table-cell>
              <table:table-cell office:value-type="float" office:value="4">
                <text:p>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16">
                <text:p>16</text:p>
              </table:table-cell>
              <table:table-cell office:value-type="float" office:value="57.6">
                <text:p>57.6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28">
                <text:p>128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18.23623046875">
                <text:p>18.23623046875</text:p>
              </table:table-cell>
              <table:table-cell office:value-type="float" office:value="8">
                <text:p>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256">
                <text:p>256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6.4724609375">
                <text:p>36.4724609375</text:p>
              </table:table-cell>
              <table:table-cell office:value-type="float" office:value="16">
                <text:p>1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512">
                <text:p>512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2.944921875">
                <text:p>72.944921875</text:p>
              </table:table-cell>
              <table:table-cell office:value-type="float" office:value="32">
                <text:p>3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28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5.88984375">
                <text:p>145.88984375</text:p>
              </table:table-cell>
              <table:table-cell office:value-type="float" office:value="64">
                <text:p>6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56">
                <text:p>256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91.7796875">
                <text:p>291.7796875</text:p>
              </table:table-cell>
              <table:table-cell office:value-type="float" office:value="128">
                <text:p>12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  <table:table-cell office:value-type="float" office:value="512">
                <text:p>512</text:p>
              </table:table-cell>
              <table:table-cell office:value-type="float" office:value="57.6">
                <text:p>57.6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583.559375">
                <text:p>583.559375</text:p>
              </table:table-cell>
              <table:table-cell office:value-type="float" office:value="256">
                <text:p>25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167.11875">
                <text:p>1167.11875</text:p>
              </table:table-cell>
              <table:table-cell office:value-type="float" office:value="512">
                <text:p>51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2334.2375">
                <text:p>2334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668.475">
                <text:p>4668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